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bc3" officeooo:paragraph-rsid="00142bc3"/>
    </style:style>
    <style:style style:name="P2" style:family="paragraph" style:parent-style-name="Standard">
      <style:text-properties fo:font-size="13pt" officeooo:rsid="0015852d" officeooo:paragraph-rsid="0015852d" style:font-size-asian="13pt" style:font-size-complex="13pt"/>
    </style:style>
    <style:style style:name="P3" style:family="paragraph" style:parent-style-name="Standard">
      <style:text-properties fo:font-size="13pt" officeooo:rsid="0015852d" officeooo:paragraph-rsid="001a0a2c" style:font-size-asian="13pt" style:font-size-complex="13pt"/>
    </style:style>
    <style:style style:name="P4" style:family="paragraph" style:parent-style-name="Standard">
      <style:text-properties fo:font-size="13pt" officeooo:rsid="0015852d" officeooo:paragraph-rsid="001d3e3e" style:font-size-asian="13pt" style:font-size-complex="13pt"/>
    </style:style>
    <style:style style:name="P5" style:family="paragraph" style:parent-style-name="Standard">
      <style:text-properties fo:color="#0000cc" fo:font-size="13pt" officeooo:rsid="0015852d" officeooo:paragraph-rsid="0015852d" style:font-size-asian="13pt" style:font-size-complex="13pt"/>
    </style:style>
    <style:style style:name="P6" style:family="paragraph" style:parent-style-name="Standard">
      <style:text-properties officeooo:rsid="001a0a2c" officeooo:paragraph-rsid="001a0a2c"/>
    </style:style>
    <style:style style:name="P7" style:family="paragraph" style:parent-style-name="Standard">
      <style:text-properties officeooo:rsid="001e9388" officeooo:paragraph-rsid="001e9388"/>
    </style:style>
    <style:style style:name="T1" style:family="text">
      <style:text-properties officeooo:rsid="00177101"/>
    </style:style>
    <style:style style:name="T2" style:family="text">
      <style:text-properties fo:color="#3333ff" officeooo:rsid="00177101"/>
    </style:style>
    <style:style style:name="T3" style:family="text">
      <style:text-properties fo:color="#0000cc"/>
    </style:style>
    <style:style style:name="T4" style:family="text">
      <style:text-properties fo:color="#0000cc" officeooo:rsid="00177101"/>
    </style:style>
    <style:style style:name="T5" style:family="text">
      <style:text-properties fo:color="#0000cc" officeooo:rsid="001a0a2c"/>
    </style:style>
    <style:style style:name="T6" style:family="text">
      <style:text-properties fo:color="#009900"/>
    </style:style>
    <style:style style:name="T7" style:family="text">
      <style:text-properties fo:color="#009900" officeooo:rsid="00177101"/>
    </style:style>
    <style:style style:name="T8" style:family="text">
      <style:text-properties fo:color="#009900" officeooo:rsid="00196d2f"/>
    </style:style>
    <style:style style:name="T9" style:family="text">
      <style:text-properties fo:color="#009900" officeooo:rsid="001a0a2c"/>
    </style:style>
    <style:style style:name="T10" style:family="text">
      <style:text-properties fo:color="#009900" officeooo:rsid="001d3e3e"/>
    </style:style>
    <style:style style:name="T11" style:family="text">
      <style:text-properties officeooo:rsid="001a0a2c"/>
    </style:style>
    <style:style style:name="T12" style:family="text">
      <style:text-properties officeooo:rsid="001d3e3e"/>
    </style:style>
    <style:style style:name="T13" style:family="text">
      <style:text-properties officeooo:rsid="001e938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<text:span text:style-name="T11">[]</text:span> = tableau des variables <text:tab/><text:tab/><text:tab/><text:tab/><text:tab/>(i) <text:s text:c="2"/><text:tab/>|var|=V</text:p>
      <text:p text:style-name="P1">dom<text:span text:style-name="T11">[]</text:span>=tableau des domaine de chaque variable<text:tab/><text:tab/>(j) <text:tab/>|dom|=D</text:p>
      <text:p text:style-name="P1">Constraint<text:span text:style-name="T11">[]</text:span> = tableau des contraintes de chaque variable <text:tab/>(k) <text:tab/>|constraint|=C</text:p>
      <text:p text:style-name="P6"/>
      <text:p text:style-name="P6">→Var[x].val initialisés à -1 ;</text:p>
      <text:p text:style-name="P6">→ On affecte les valeurs de leur domaine aux variables dans l’ordre où elle sont stockées dans <text:s text:c="2"/>dom[].</text:p>
      <text:p text:style-name="P1"/>
      <text:p text:style-name="P2"><text:span text:style-name="T13">i</text:span>=0 ;</text:p>
      <text:p text:style-name="P2">//<text:span text:style-name="T12">Boucle sur le tableau des variables</text:span></text:p>
      <text:p text:style-name="P2"><text:span text:style-name="T3">TantQue</text:span> i&lt;=n <text:span text:style-name="T3">Faire</text:span></text:p>
      <text:p text:style-name="P2"><text:tab/><text:span text:style-name="T1">j=k=0 ;</text:span></text:p>
      <text:p text:style-name="P3"><text:tab/><text:span text:style-name="T9">//Si on est ds le cas d’un retour en arrière on recherche la prochaine valeur du <text:tab/>domaine à affecter à la variable</text:span></text:p>
      <text:p text:style-name="P2"><text:tab/><text:span text:style-name="T3">S</text:span><text:span text:style-name="T5">i</text:span><text:span text:style-name="T11"> (Var[i].val!= -1) faire</text:span></text:p>
      <text:p text:style-name="P2"><text:tab/><text:tab/><text:span text:style-name="T5">TantQue</text:span><text:span text:style-name="T11"> (Var[i].val!= dom[j])</text:span></text:p>
      <text:p text:style-name="P2"><text:tab/><text:tab/><text:tab/><text:span text:style-name="T11">j++</text:span></text:p>
      <text:p text:style-name="P2"><text:tab/><text:tab/><text:span text:style-name="T5">FinTantQue</text:span></text:p>
      <text:p text:style-name="P2"><text:tab/><text:tab/><text:span text:style-name="T11">j++</text:span></text:p>
      <text:p text:style-name="P4"><text:tab/><text:tab/><text:span text:style-name="T6">//</text:span><text:span text:style-name="T10">Boucle sur le domaine des variables</text:span></text:p>
      <text:p text:style-name="P2"><text:tab/><text:tab/><text:span text:style-name="T3">TantQue</text:span> (j &lt;= D &amp;&amp; valide=1) <text:span text:style-name="T3">Faire</text:span></text:p>
      <text:p text:style-name="P2"><text:tab/><text:tab/>Var[i].val = dom[j] ;</text:p>
      <text:p text:style-name="P2"><text:tab/><text:tab/><text:span text:style-name="T1">j++ ;</text:span></text:p>
      <text:p text:style-name="P2"><text:tab/><text:tab/><text:span text:style-name="T6">//</text:span><text:span text:style-name="T10">Boucle sur les contraintes des variables</text:span></text:p>
      <text:p text:style-name="P2"><text:tab/><text:tab/><text:span text:style-name="T3">TantQue</text:span> k&lt;= C <text:span text:style-name="T3">Faire</text:span></text:p>
      <text:p text:style-name="P2"><text:tab/><text:tab/><text:tab/><text:span text:style-name="T3">Si</text:span> !Constraint[k] valide=1</text:p>
      <text:p text:style-name="P2"><text:tab/><text:tab/><text:tab/>break </text:p>
      <text:p text:style-name="P2"><text:tab/><text:tab/><text:tab/><text:span text:style-name="T3">Si</text:span> k=D valide=0</text:p>
      <text:p text:style-name="P2"><text:tab/><text:tab/><text:tab/><text:span text:style-name="T1">k++</text:span></text:p>
      <text:p text:style-name="P2"><text:tab/><text:tab/><text:span text:style-name="T3">FinTantQue</text:span></text:p>
      <text:p text:style-name="P2"><text:tab/><text:span text:style-name="T3">FinTantQue</text:span></text:p>
      <text:p text:style-name="P4"><text:span text:style-name="T3"><text:tab/></text:span><text:span text:style-name="T7">//Si cul de sac </text:span><text:span text:style-name="T10">on repasse la variable actuelle à l’état non affecté et </text:span><text:span text:style-name="T7">on recule d’un</text:span><text:span text:style-name="T8">e</text:span><text:span text:style-name="T7"> <text:tab/> variable.</text:span></text:p>
      <text:p text:style-name="P4"><text:tab/><text:span text:style-name="T4">Si</text:span><text:span text:style-name="T2"> </text:span><text:span text:style-name="T1">(k&gt;C&amp;&amp;j&gt;D&amp;&amp;valide==1) Faire</text:span></text:p>
      <text:p text:style-name="P4"><text:tab/><text:tab/><text:span text:style-name="T12">Var[i].val=-1</text:span></text:p>
      <text:p text:style-name="P4"><text:span text:style-name="T1"><text:tab/><text:tab/>i - - </text:span></text:p>
      <text:p text:style-name="P4"><text:span text:style-name="T1"><text:tab/></text:span><text:span text:style-name="T7">//Sinon variable suivante</text:span><text:span text:style-name="T1"><text:tab/></text:span></text:p>
      <text:p text:style-name="P2"><text:tab/><text:span text:style-name="T3">S</text:span><text:span text:style-name="T4">inon</text:span><text:span text:style-name="T1"> i++<text:tab/><text:tab/><text:tab/><text:tab/><text:tab/></text:span></text:p>
      <text:p text:style-name="P5">FinTantQue</text:p>
      <text:p text:style-name="P1"/>
      <text:p text:style-name="P1"/>
      <text:p text:style-name="P7"><text:span text:style-name="T15">A préciser :</text:span><text:span text:style-name="T16"> </text:span>la vérification des contraintes avec l’accès aux variables concernées et leurs respects de la condition.Deux formes de conditions :</text:p>
      <text:p text:style-name="P7"><text:span text:style-name="T17">Condition de différence</text:span> : il s’agira de comparer les valeurs de toutes les variables concernées afin qu’aucune ne soit égale entre elle.</text:p>
      <text:p text:style-name="P7"/>
      <text:p text:style-name="P7"><text:span text:style-name="T17">Condition de somme </text:span>: Il faudra sommer toutes les valeurs des conditions concernées et déjà affectées afin de vérifier que :</text:p>
      <text:p text:style-name="P7"><text:tab/>Si il reste encore des variables à affecter, la somme ne soit pas ≥ à la condition.</text:p>
      <text:p text:style-name="P7"><text:tab/>Si la variable actuelle est la dernière à affecter, la somme soit égale à la cond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58:25.779476075</meta:creation-date>
    <dc:date>2018-04-29T17:24:40.683407092</dc:date>
    <meta:editing-duration>PT34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261" meta:character-count="1618" meta:non-whitespace-character-count="1322"/>
  </office:meta>
</office:document-meta>
</file>